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:sups" svg:font-family="'Liberation Sans:sup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5.14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ce2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êt à amortissement constan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Prêt à annuité constante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1">
          <table:table-cell table:style-name="ce2" office:value-type="string" calcext:value-type="string">
            <text:p>Années</text:p>
          </table:table-cell>
          <table:table-cell table:style-name="ce2" office:value-type="string" calcext:value-type="string">
            <text:p>Capital restant du</text:p>
          </table:table-cell>
          <table:table-cell table:style-name="ce2" office:value-type="string" calcext:value-type="string">
            <text:p>Intérêts</text:p>
          </table:table-cell>
          <table:table-cell table:style-name="ce2" office:value-type="string" calcext:value-type="string">
            <text:p>Amortissement capital</text:p>
          </table:table-cell>
          <table:table-cell table:style-name="ce2" office:value-type="string" calcext:value-type="string">
            <text:p>Annuités</text:p>
          </table:table-cell>
          <table:table-cell/>
          <table:table-cell table:style-name="ce2" office:value-type="string" calcext:value-type="string">
            <text:p>Années</text:p>
          </table:table-cell>
          <table:table-cell table:style-name="ce2" office:value-type="string" calcext:value-type="string">
            <text:p>Capital restant du</text:p>
          </table:table-cell>
          <table:table-cell table:style-name="ce2" office:value-type="string" calcext:value-type="string">
            <text:p>Intérêts</text:p>
          </table:table-cell>
          <table:table-cell office:value-type="string" calcext:value-type="string">
            <text:p>Amortissement capital</text:p>
          </table:table-cell>
          <table:table-cell table:style-name="ce2" office:value-type="string" calcext:value-type="string">
            <text:p>Annuité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2" table:formula="of:=[.B3]/100*6" office:value-type="float" office:value="18000" calcext:value-type="float">
            <text:p>18000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table:formula="of:=[.D3]+[.C3]" office:value-type="float" office:value="78000" calcext:value-type="float">
            <text:p>78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2" table:formula="of:=[.H3]/100*6" office:value-type="float" office:value="18000" calcext:value-type="float">
            <text:p>18000</text:p>
          </table:table-cell>
          <table:table-cell/>
          <table:table-cell table:formula="of:=([.H3]+[.I3])/(1-(106/100)^-5)" office:value-type="float" office:value="1258200.9222853" calcext:value-type="float">
            <text:p>1258200,9222853</text:p>
          </table:table-cell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.B3]-[.D3]" office:value-type="float" office:value="240000" calcext:value-type="float">
            <text:p>240000</text:p>
          </table:table-cell>
          <table:table-cell table:style-name="ce2" table:formula="of:=[.B4]/100*6" office:value-type="float" office:value="14400" calcext:value-type="float">
            <text:p>14400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table:formula="of:=[.D4]+[.C4]" office:value-type="float" office:value="74400" calcext:value-type="float">
            <text:p>7440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.B4]-[.D4]" office:value-type="float" office:value="180000" calcext:value-type="float">
            <text:p>180000</text:p>
          </table:table-cell>
          <table:table-cell table:style-name="ce2" table:formula="of:=[.B5]/100*6" office:value-type="float" office:value="10800" calcext:value-type="float">
            <text:p>10800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table:formula="of:=[.D5]+[.C5]" office:value-type="float" office:value="70800" calcext:value-type="float">
            <text:p>7080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.B5]-[.D5]" office:value-type="float" office:value="120000" calcext:value-type="float">
            <text:p>120000</text:p>
          </table:table-cell>
          <table:table-cell table:style-name="ce2" table:formula="of:=[.B6]/100*6" office:value-type="float" office:value="7200" calcext:value-type="float">
            <text:p>7200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table:formula="of:=[.D6]+[.C6]" office:value-type="float" office:value="67200" calcext:value-type="float">
            <text:p>6720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.B6]-[.D6]" office:value-type="float" office:value="60000" calcext:value-type="float">
            <text:p>60000</text:p>
          </table:table-cell>
          <table:table-cell table:style-name="ce2" table:formula="of:=[.B7]/100*6" office:value-type="float" office:value="3600" calcext:value-type="float">
            <text:p>3600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table:formula="of:=[.D7]+[.C7]" office:value-type="float" office:value="63600" calcext:value-type="float">
            <text:p>6360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remboursé :</text:p>
          </table:table-cell>
          <table:table-cell table:formula="of:=[.E3]+[.E4]+[.E5]+[.E6]+[.E7]" office:value-type="float" office:value="354000" calcext:value-type="float">
            <text:p>354000</text:p>
          </table:table-cell>
          <table:table-cell table:number-columns-repeated="4"/>
          <table:table-cell table:style-name="Default" office:value-type="string" calcext:value-type="string">
            <text:p>total remboursé :</text:p>
          </table:table-cell>
          <table:table-cell table:formula="of:=[.L3]+[.K4]+[.K5]+[.K6]+[.K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docs.google.com/spreadsheets/d/1a0L9GRXiWV8W2eQf1xC6sl2kZJSnaCo7qj61hsvmZgM/edit?hl=fr#gid=0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:sups" svg:font-family="'Liberation Sans:sup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1:46:55.832235055</meta:creation-date>
    <dc:date>2023-10-11T12:15:25.648026722</dc:date>
    <meta:editing-duration>PT28M29S</meta:editing-duration>
    <meta:editing-cycles>2</meta:editing-cycles>
    <meta:generator>LibreOffice/7.5.6.2$Linux_X86_64 LibreOffice_project/50$Build-2</meta:generator>
    <meta:document-statistic meta:table-count="1" meta:cell-count="50" meta:object-count="0"/>
  </office:meta>
</office:document-meta>
</file>